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9D98BB06A222F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086cm" svg:y="8.514cm">
          <draw:image xlink:href="Pictures/100000000000078000000438C9D98BB06A222FE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4.2$Windows_X86_64 LibreOffice_project/9d0f32d1f0b509096fd65e0d4bec26ddd1938fd3</meta:generator>
    <dc:date>2021-12-14T17:22:11.355000000</dc:date>
    <meta:editing-duration>PT13S</meta:editing-duration>
    <meta:editing-cycles>1</meta:editing-cycles>
    <meta:document-statistic meta:object-count="1"/>
  </office:meta>
</office:document-meta>
</file>